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999999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698cm" fo:min-width="0.7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000000" draw:textarea-horizontal-align="justify" draw:textarea-vertical-align="middle" draw:auto-grow-height="false" fo:min-height="0.998cm" fo:min-width="0.7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width="0.106cm" svg:stroke-color="#ff6600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width="0.106cm" svg:stroke-color="#004586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dash" draw:stroke-dash="Ultrafine_20_Dashed" svg:stroke-width="0.035cm" svg:stroke-color="#c5000b" draw:marker-start-width="0.253cm" draw:marker-end-width="0.253cm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fe7f5" draw:textarea-horizontal-align="justify" draw:textarea-vertical-align="middle" draw:auto-grow-height="false" fo:min-height="1.164cm" fo:min-width="0.914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004586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698cm" fo:min-width="1.0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</style:style>
    <style:style style:name="gr19" style:family="graphic" style:parent-style-name="standard">
      <style:graphic-properties draw:stroke="dash" draw:stroke-dash="Ultrafine_20_Dashed" svg:stroke-width="0.106cm" svg:stroke-color="#777777" draw:marker-start-width="0.359cm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08cm"/>
    </style:style>
    <style:style style:name="gr21" style:family="graphic" style:parent-style-name="standard">
      <style:graphic-properties draw:stroke="dash" draw:stroke-dash="Ultrafine_20_Dashed" svg:stroke-width="0.106cm" svg:stroke-color="#990099" draw:marker-start-width="0.359cm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23" style:family="graphic" style:parent-style-name="standard">
      <style:graphic-properties draw:stroke="dash" draw:stroke-dash="Ultrafine_20_Dashed" svg:stroke-width="0.035cm" svg:stroke-color="#007826" draw:marker-start-width="0.253cm" draw:marker-end-width="0.253cm" draw:textarea-vertical-align="middle" fo:padding-top="0.143cm" fo:padding-bottom="0.143cm" fo:padding-left="0.268cm" fo:padding-right="0.2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8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75cm" fo:min-width="3.5cm" fo:padding-top="0.151cm" fo:padding-bottom="0.151cm" fo:padding-left="0.276cm" fo:padding-right="0.276cm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55cm"/>
    </style:style>
    <style:style style:name="gr28" style:family="graphic" style:parent-style-name="standard">
      <style:graphic-properties draw:stroke="none" svg:stroke-color="#000000" draw:fill="none" draw:fill-color="#ffffff" fo:min-height="1.428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2.048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-color="#007826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draw:fill-color="#c5000b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color="#000000" draw:fill="solid" draw:fill-color="#ff950e" draw:opacity="100%" draw:textarea-horizontal-align="justify" draw:textarea-vertical-align="middle" draw:auto-grow-height="false" fo:min-height="2.75cm" fo:min-width="2cm"/>
    </style:style>
    <style:style style:name="gr33" style:family="graphic" style:parent-style-name="standard">
      <style:graphic-properties draw:stroke="none" svg:stroke-color="#000000" draw:fill="solid" draw:fill-color="#43608f" draw:opacity="100%" draw:textarea-horizontal-align="justify" draw:textarea-vertical-align="middle" draw:auto-grow-height="false" fo:min-height="2.75cm" fo:min-width="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03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5cm" fo:min-width="0cm"/>
    </style:style>
    <style:style style:name="gr3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75cm" fo:min-width="4.5cm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87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solid" draw:fill-color="#990099" draw:textarea-horizontal-align="justify" draw:textarea-vertical-align="middle" draw:auto-grow-height="false" fo:min-height="0.75cm" fo:min-width="0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  <style:text-properties style:font-name="Ubuntu Condensed"/>
    </style:style>
    <style:style style:name="P3" style:family="paragraph">
      <loext:graphic-properties draw:fill="solid" draw:fill-color="#eeeeee"/>
      <style:paragraph-properties fo:text-align="center"/>
      <style:text-properties style:font-name="Ubuntu Condensed"/>
    </style:style>
    <style:style style:name="P4" style:family="paragraph">
      <loext:graphic-properties draw:fill="solid" draw:fill-color="#000000"/>
      <style:paragraph-properties fo:text-align="center"/>
      <style:text-properties style:font-name="Ubuntu Condensed"/>
    </style:style>
    <style:style style:name="P5" style:family="paragraph">
      <loext:graphic-properties draw:fill="solid" draw:fill-color="#ffffff"/>
      <style:paragraph-properties fo:text-align="center"/>
      <style:text-properties style:font-name="Ubuntu Condensed"/>
    </style:style>
    <style:style style:name="P6" style:family="paragraph">
      <loext:graphic-properties draw:fill="none" draw:fill-color="#ffffff"/>
      <style:paragraph-properties fo:text-align="center"/>
      <style:text-properties style:font-name="Ubuntu Condensed"/>
    </style:style>
    <style:style style:name="P7" style:family="paragraph">
      <loext:graphic-properties draw:fill="none"/>
      <style:paragraph-properties fo:text-align="center"/>
      <style:text-properties style:font-name="Ubuntu Condensed"/>
    </style:style>
    <style:style style:name="P8" style:family="paragraph">
      <loext:graphic-properties draw:fill-color="#cfe7f5"/>
      <style:paragraph-properties fo:text-align="center"/>
      <style:text-properties style:font-name="Ubuntu Condensed"/>
    </style:style>
    <style:style style:name="P9" style:family="paragraph">
      <loext:graphic-properties draw:fill-color="#004586"/>
      <style:paragraph-properties fo:text-align="center"/>
      <style:text-properties style:font-name="Ubuntu Condense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style:font-name="Ubuntu Condensed" fo:font-size="12pt" fo:font-weight="bold"/>
    </style:style>
    <style:style style:name="P12" style:family="paragraph">
      <loext:graphic-properties draw:fill="none" draw:fill-color="#ffffff"/>
      <style:paragraph-properties fo:text-align="center"/>
      <style:text-properties style:font-name="Ubuntu Condensed" fo:font-size="12pt" fo:font-weight="bold"/>
    </style:style>
    <style:style style:name="P13" style:family="paragraph">
      <loext:graphic-properties draw:fill="none" draw:fill-color="#ffffff"/>
      <style:text-properties fo:color="#ce181e" style:font-name="Ubuntu Condensed" fo:font-size="12pt" fo:font-weight="bold"/>
    </style:style>
    <style:style style:name="P14" style:family="paragraph">
      <style:paragraph-properties fo:text-align="center"/>
      <style:text-properties fo:color="#ffa500"/>
    </style:style>
    <style:style style:name="P15" style:family="paragraph">
      <loext:graphic-properties draw:fill="none" draw:fill-color="#ffffff"/>
      <style:text-properties fo:color="#777777" style:font-name="Ubuntu Condensed" fo:font-size="12pt" fo:font-weight="bold"/>
    </style:style>
    <style:style style:name="P16" style:family="paragraph">
      <loext:graphic-properties draw:fill="none" draw:fill-color="#ffffff"/>
      <style:paragraph-properties fo:text-align="center"/>
      <style:text-properties fo:color="#990099" style:font-name="Ubuntu Condensed" fo:font-size="12pt" fo:font-weight="bold"/>
    </style:style>
    <style:style style:name="P17" style:family="paragraph">
      <loext:graphic-properties draw:fill="none" draw:fill-color="#ffffff"/>
      <style:text-properties fo:color="#007826" style:font-name="Ubuntu Condensed" fo:font-size="12pt" fo:font-weight="bold"/>
    </style:style>
    <style:style style:name="P18" style:family="paragraph">
      <loext:graphic-properties draw:fill="none" draw:fill-color="#ffffff"/>
      <style:text-properties style:font-name="Ubuntu Condensed" fo:font-size="36pt" fo:font-weight="bold"/>
    </style:style>
    <style:style style:name="P19" style:family="paragraph">
      <loext:graphic-properties draw:fill-color="#007826"/>
      <style:paragraph-properties fo:text-align="center"/>
      <style:text-properties style:font-name="Ubuntu Condensed"/>
    </style:style>
    <style:style style:name="P20" style:family="paragraph">
      <loext:graphic-properties draw:fill-color="#c5000b"/>
      <style:paragraph-properties fo:text-align="center"/>
      <style:text-properties fo:color="#c5000b" style:font-name="Ubuntu Condensed"/>
    </style:style>
    <style:style style:name="P21" style:family="paragraph">
      <loext:graphic-properties draw:fill="solid" draw:fill-color="#ff950e" draw:opacity="100%"/>
      <style:paragraph-properties fo:text-align="center"/>
      <style:text-properties style:font-name="Ubuntu Condensed"/>
    </style:style>
    <style:style style:name="P22" style:family="paragraph">
      <loext:graphic-properties draw:fill="solid" draw:fill-color="#43608f" draw:opacity="100%"/>
      <style:paragraph-properties fo:text-align="center"/>
      <style:text-properties style:font-name="Ubuntu Condensed"/>
    </style:style>
    <style:style style:name="P23" style:family="paragraph">
      <loext:graphic-properties draw:fill="none" draw:fill-color="#ffffff"/>
      <style:text-properties fo:color="#ffffff" style:font-name="Ubuntu Condensed" fo:font-size="18pt" fo:font-weight="bold"/>
    </style:style>
    <style:style style:name="P24" style:family="paragraph">
      <style:paragraph-properties fo:margin-top="0cm" fo:margin-bottom="0.25cm" fo:text-align="center"/>
    </style:style>
    <style:style style:name="P25" style:family="paragraph">
      <loext:graphic-properties draw:fill="none" draw:fill-color="#ffffff"/>
      <style:paragraph-properties fo:margin-top="0cm" fo:margin-bottom="0.25cm" fo:text-align="center"/>
      <style:text-properties fo:color="#000000" style:font-name="Ubuntu Condensed" fo:font-size="12pt" fo:font-weight="bold"/>
    </style:style>
    <style:style style:name="P26" style:family="paragraph">
      <loext:graphic-properties draw:fill="none"/>
      <style:paragraph-properties fo:margin-top="0cm" fo:margin-bottom="0.25cm" fo:text-align="center"/>
      <style:text-properties fo:color="#ff6600"/>
    </style:style>
    <style:style style:name="P27" style:family="paragraph">
      <loext:graphic-properties draw:fill="none" draw:fill-color="#ffffff"/>
      <style:text-properties style:font-name="Ubuntu Condensed"/>
    </style:style>
    <style:style style:name="P28" style:family="paragraph">
      <loext:graphic-properties draw:fill="solid" draw:fill-color="#990099"/>
      <style:paragraph-properties fo:text-align="center"/>
      <style:text-properties style:font-name="Ubuntu Condensed"/>
    </style:style>
    <style:style style:name="T1" style:family="text">
      <style:text-properties style:font-name="Ubuntu Condensed"/>
    </style:style>
    <style:style style:name="T2" style:family="text">
      <style:text-properties style:font-name="Ubuntu Condensed" fo:font-size="12pt" fo:font-weight="bold"/>
    </style:style>
    <style:style style:name="T3" style:family="text">
      <style:text-properties fo:color="#ce181e" style:font-name="Ubuntu Condensed" fo:font-size="12pt" fo:font-weight="bold"/>
    </style:style>
    <style:style style:name="T4" style:family="text">
      <style:text-properties fo:color="#777777" style:font-name="Ubuntu Condensed" fo:font-size="12pt" fo:font-weight="bold"/>
    </style:style>
    <style:style style:name="T5" style:family="text">
      <style:text-properties fo:color="#990099" style:font-name="Ubuntu Condensed" fo:font-size="12pt" fo:font-weight="bold"/>
    </style:style>
    <style:style style:name="T6" style:family="text">
      <style:text-properties fo:color="#007826" style:font-name="Ubuntu Condensed" fo:font-size="12pt" fo:font-weight="bold"/>
    </style:style>
    <style:style style:name="T7" style:family="text">
      <style:text-properties style:font-name="Ubuntu Condensed" fo:font-size="36pt" fo:font-weight="bold"/>
    </style:style>
    <style:style style:name="T8" style:family="text">
      <style:text-properties fo:color="#ffffff" style:font-name="Ubuntu Condensed" fo:font-size="18pt" fo:font-weight="bold"/>
    </style:style>
    <style:style style:name="T9" style:family="text">
      <style:text-properties fo:color="#000000" style:font-name="Ubuntu Condensed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cm" svg:height="3cm" svg:x="9cm" svg:y="2cm">
          <text:p text:style-name="P1"><text:span text:style-name="T1">PV</text:span></text:p>
          <text:p text:style-name="P1"><text:span text:style-name="T1">(new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3cm" svg:x="14cm" svg:y="2cm">
          <text:p text:style-name="P1"><text:span text:style-name="T1">PV</text:span></text:p>
          <text:p text:style-name="P1"><text:span text:style-name="T1">(old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3cm" svg:height="2cm" svg:x="2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3cm" svg:x="2.5cm" svg:y="1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2cm" svg:x="2.9cm" svg:y="12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cm" svg:height="1cm" svg:x="1.6cm" svg:y="14.5cm">
          <draw:text-box>
            <text:p text:style-name="P1"><text:span text:style-name="T1">battery</text:span></text:p>
          </draw:text-box>
        </draw:frame>
        <draw:connector draw:style-name="gr6" draw:text-style-name="P1" draw:layer="layout" svg:x1="9cm" svg:y1="13.5cm" svg:x2="3.8cm" svg:y2="13.5cm" draw:start-shape="id1" draw:start-glue-point="3" draw:end-shape="id2" svg:d="M9000 13500h-5200" svg:viewBox="0 0 5201 1">
          <text:p/>
        </draw:connector>
        <draw:connector draw:style-name="gr6" draw:text-style-name="P1" draw:layer="layout" svg:x1="10cm" svg:y1="5cm" svg:x2="10cm" svg:y2="12cm" draw:start-shape="id3" draw:start-glue-point="2" draw:end-shape="id4" svg:d="M10000 5000v7000" svg:viewBox="0 0 1 7001">
          <text:p/>
        </draw:connector>
        <draw:custom-shape draw:style-name="gr7" draw:text-style-name="P7" xml:id="id4" draw:id="id4" draw:layer="layout" svg:width="1cm" svg:height="1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7" draw:id="id7" draw:layer="layout" svg:width="1cm" svg:height="1cm" svg:x="14.5cm" svg:y="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5cm" svg:x2="15cm" svg:y2="6cm" draw:start-shape="id5" draw:start-glue-point="2" draw:end-shape="id6" draw:end-glue-point="0" svg:d="M15000 5000v1000" svg:viewBox="0 0 1 1001">
          <text:p/>
        </draw:connector>
        <draw:custom-shape draw:style-name="gr8" draw:text-style-name="P7" xml:id="id8" draw:id="id8" draw:layer="layout" svg:width="1cm" svg:height="1cm" svg:x="14.5cm" svg:y="10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cm" svg:y1="9cm" svg:x2="15cm" svg:y2="10cm" draw:start-shape="id7" draw:start-glue-point="2" draw:end-shape="id8" draw:end-glue-point="0" svg:d="M15000 9000v1000" svg:viewBox="0 0 1 1001">
          <text:p/>
        </draw:connector>
        <draw:connector draw:style-name="gr9" draw:text-style-name="P1" draw:layer="layout" svg:x1="15cm" svg:y1="11cm" svg:x2="15cm" svg:y2="13.3cm" draw:start-shape="id8" draw:end-shape="id9" draw:end-glue-point="4" svg:d="M15000 11000v2300" svg:viewBox="0 0 1 2301">
          <text:p/>
        </draw:connector>
        <draw:custom-shape draw:style-name="gr7" draw:text-style-name="P7" xml:id="id10" draw:id="id10" draw:layer="layout" svg:width="1cm" svg:height="1cm" svg:x="12cm" svg:y="12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4.5cm" svg:y1="8.5cm" svg:x2="12.5cm" svg:y2="12cm" draw:start-shape="id7" draw:start-glue-point="3" draw:end-shape="id10" draw:end-glue-point="0" svg:d="M14500 8500h-2000v3500" svg:viewBox="0 0 2001 3501">
          <text:p/>
        </draw:connector>
        <draw:custom-shape draw:style-name="gr11" draw:text-style-name="P8" xml:id="id12" draw:id="id12" draw:layer="layout" svg:width="2cm" svg:height="2cm" svg:x="25cm" svg:y="12.5cm">
          <text:p text:style-name="P1"><text:span text:style-name="T1">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1cm" svg:y1="13.5cm" svg:x2="14cm" svg:y2="13.5cm" draw:start-shape="id11" draw:start-glue-point="3" draw:end-shape="id1" draw:end-glue-point="1" svg:d="M21000 13500h-7000" svg:viewBox="0 0 7001 1">
          <text:p/>
        </draw:connector>
        <draw:custom-shape draw:style-name="gr12" draw:text-style-name="P9" xml:id="id9" draw:id="id9" draw:layer="layout" svg:width="0.4cm" svg:height="0.4cm" svg:x="14.8cm" svg:y="1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cm" svg:y1="9cm" svg:x2="15cm" svg:y2="10cm" svg:d="M15000 9000v1000" svg:viewBox="0 0 1 1001">
          <text:p/>
        </draw:connector>
        <draw:custom-shape draw:style-name="gr8" draw:text-style-name="P7" xml:id="id11" draw:id="id11" draw:layer="layout" svg:width="1cm" svg:height="1cm" svg:x="21cm" svg:y="13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25cm" svg:y1="13.5cm" svg:x2="22cm" svg:y2="13.5cm" draw:start-shape="id12" draw:start-glue-point="6" draw:end-shape="id11" draw:end-glue-point="1" svg:d="M25000 13500h-3000" svg:viewBox="0 0 3001 1">
          <text:p/>
        </draw:connector>
        <draw:connector draw:style-name="gr10" draw:text-style-name="P1" draw:layer="layout" svg:x1="21.5cm" svg:y1="13cm" svg:x2="12.5cm" svg:y2="12cm" draw:start-shape="id11" draw:start-glue-point="0" draw:end-shape="id10" draw:end-glue-point="0" svg:d="M21500 13000v-1501h-9000v501" svg:viewBox="0 0 9001 1502">
          <text:p/>
        </draw:connector>
        <draw:line draw:style-name="gr13" draw:text-style-name="P10" draw:layer="measurelines" svg:x1="9.7cm" svg:y1="8cm" svg:x2="9.7cm" svg:y2="9.1cm">
          <text:p/>
        </draw:line>
        <draw:frame draw:style-name="gr14" draw:text-style-name="P11" draw:layer="measurelines" svg:width="2.399cm" svg:height="0.725cm" svg:x="7.2cm" svg:y="8.175cm">
          <draw:text-box>
            <text:p><text:span text:style-name="T2">Input power</text:span></text:p>
          </draw:text-box>
        </draw:frame>
        <draw:frame draw:style-name="gr15" draw:text-style-name="P12" draw:layer="measurelines" svg:width="4.5cm" svg:height="1.673cm" svg:x="21.4cm" svg:y="11.8cm">
          <draw:text-box>
            <text:p text:style-name="P1"><text:span text:style-name="T2">[Power meter collection]</text:span><text:span text:style-name="T2"><text:line-break/></text:span><text:span text:style-name="T2">Active power</text:span></text:p>
          </draw:text-box>
        </draw:frame>
        <draw:line draw:style-name="gr13" draw:text-style-name="P10" draw:layer="measurelines" svg:x1="6.9cm" svg:y1="13.2cm" svg:x2="5.8cm" svg:y2="13.2cm">
          <text:p/>
        </draw:line>
        <draw:frame draw:style-name="gr16" draw:text-style-name="P11" draw:layer="measurelines" svg:width="4.4cm" svg:height="1.199cm" svg:x="4.1cm" svg:y="11.8cm">
          <draw:text-box>
            <text:p text:style-name="P1"><text:span text:style-name="T2">[Energy storage]</text:span><text:span text:style-name="T2"><text:line-break/></text:span><text:span text:style-name="T2">Charge/Discharge power</text:span></text:p>
          </draw:text-box>
        </draw:frame>
        <draw:line draw:style-name="gr13" draw:text-style-name="P10" draw:layer="measurelines" svg:x1="22.9cm" svg:y1="13.2cm" svg:x2="24cm" svg:y2="13.2cm">
          <text:p/>
        </draw:line>
        <draw:custom-shape draw:style-name="gr8" draw:text-style-name="P7" xml:id="id13" draw:id="id13" draw:layer="measurelines" svg:width="1cm" svg:height="1cm" svg:x="17.5cm" svg:y="7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5" draw:id="id15" draw:layer="measurelines" svg:width="1cm" svg:height="1cm" svg:x="21.7cm" svg:y="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6" draw:id="id16" draw:layer="measurelines" svg:width="0.4cm" svg:height="0.4cm" svg:x="19.8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measurelines" svg:x1="18cm" svg:y1="8cm" svg:x2="19.802cm" svg:y2="9.202cm" draw:start-shape="id13" draw:start-glue-point="2" draw:end-shape="id14" draw:end-glue-point="6" svg:d="M18000 8000v1202h1802" svg:viewBox="0 0 1803 1203">
          <text:p/>
        </draw:connector>
        <draw:connector draw:style-name="gr9" draw:text-style-name="P1" draw:layer="measurelines" svg:x1="22.2cm" svg:y1="8cm" svg:x2="20.202cm" svg:y2="9.202cm" draw:start-shape="id15" draw:start-glue-point="2" draw:end-shape="id14" draw:end-glue-point="10" svg:d="M22200 8000v1202h-1998" svg:viewBox="0 0 1999 1203">
          <text:p/>
        </draw:connector>
        <draw:custom-shape draw:style-name="gr12" draw:text-style-name="P9" xml:id="id14" draw:id="id14" draw:layer="measurelines" svg:width="0.4cm" svg:height="0.4cm" svg:x="19.802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measurelines" svg:x1="20.002cm" svg:y1="9.402cm" svg:x2="20.001cm" svg:y2="13.301cm" draw:start-shape="id14" draw:start-glue-point="8" draw:end-shape="id16" draw:end-glue-point="4" svg:d="M20002 9402v1950h-1v1949" svg:viewBox="0 0 2 3900">
          <text:p/>
        </draw:connector>
        <draw:custom-shape draw:style-name="gr17" draw:text-style-name="P3" xml:id="id17" draw:id="id17" draw:layer="measurelines" svg:width="1.6cm" svg:height="2cm" svg:x="17.2cm" svg:y="4cm">
          <text:p text:style-name="P1"><text:span text:style-name="T1">Heat</text:span><text:span text:style-name="T1"><text:line-break/></text:span><text:span text:style-name="T1">Pump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18cm" svg:y1="6cm" svg:x2="18cm" svg:y2="7cm" draw:start-shape="id17" draw:start-glue-point="2" draw:end-shape="id13" draw:end-glue-point="0" svg:d="M18000 6000v1000" svg:viewBox="0 0 1 1001">
          <text:p/>
        </draw:connector>
        <draw:custom-shape draw:style-name="gr17" draw:text-style-name="P3" xml:id="id18" draw:id="id18" draw:layer="measurelines" svg:width="1.6cm" svg:height="2cm" svg:x="21.4cm" svg:y="4cm">
          <text:p text:style-name="P1"><text:span text:style-name="T1">Other</text:span><text:span text:style-name="T1"><text:line-break/></text:span><text:span text:style-name="T1">Load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22.2cm" svg:y1="6cm" svg:x2="22.2cm" svg:y2="7cm" draw:start-shape="id18" draw:start-glue-point="2" draw:end-shape="id15" draw:end-glue-point="0" svg:d="M22200 6000v1000" svg:viewBox="0 0 1 1001">
          <text:p/>
        </draw:connector>
        <draw:custom-shape draw:style-name="gr17" draw:text-style-name="P3" xml:id="id19" draw:id="id19" draw:layer="measurelines" svg:width="1.6cm" svg:height="2cm" svg:x="19.2cm" svg:y="4cm">
          <text:p text:style-name="P1"><text:span text:style-name="T1">Ind.</text:span><text:span text:style-name="T1"><text:line-break/></text:span><text:span text:style-name="T1">Hob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20cm" svg:y1="6cm" svg:x2="20.002cm" svg:y2="9.002cm" draw:start-shape="id19" draw:start-glue-point="2" draw:end-shape="id14" draw:end-glue-point="4" svg:d="M20000 6000v1515h2v1487" svg:viewBox="0 0 3 3003">
          <text:p/>
        </draw:connector>
        <draw:frame draw:style-name="gr18" draw:text-style-name="P13" draw:layer="measurelines" svg:width="1.518cm" svg:height="0.725cm" svg:x="12.5cm" svg:y="10.775cm">
          <draw:text-box>
            <text:p><text:span text:style-name="T3">RS 485</text:span></text:p>
          </draw:text-box>
        </draw:frame>
        <draw:custom-shape draw:style-name="gr7" draw:text-style-name="P7" draw:layer="measurelines" svg:width="1cm" svg:height="1cm" svg:x="13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21" draw:id="id21" draw:layer="measurelines" svg:width="1cm" svg:height="1cm" svg:x="15cm" svg:y="16.975cm">
          <text:p/>
          <draw:enhanced-geometry svg:viewBox="0 0 21600 21600" draw:type="rectangle" draw:enhanced-path="M 0 0 L 21600 0 21600 21600 0 21600 0 0 Z N"/>
        </draw:custom-shape>
        <draw:connector draw:style-name="gr19" draw:text-style-name="P14" draw:layer="measurelines" svg:x1="13.451cm" svg:y1="15cm" svg:x2="15cm" svg:y2="17.475cm" draw:start-shape="id20" draw:start-glue-point="2" draw:end-shape="id21" draw:end-glue-point="3" svg:d="M13451 15000v2475h1549" svg:viewBox="0 0 1550 2476">
          <text:p/>
        </draw:connector>
        <draw:frame draw:style-name="gr20" draw:text-style-name="P15" draw:layer="measurelines" svg:width="2.555cm" svg:height="0.725cm" svg:x="13.45cm" svg:y="15.15cm">
          <draw:text-box>
            <text:p text:style-name="P1"><text:span text:style-name="T4">Inverter WiFi</text:span></text:p>
          </draw:text-box>
        </draw:frame>
        <draw:custom-shape draw:style-name="gr7" draw:text-style-name="P7" xml:id="id23" draw:id="id23" draw:layer="measurelines" svg:width="1cm" svg:height="1cm" svg:x="15cm" svg:y="17.97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measurelines" svg:x1="12.25cm" svg:y1="16cm" svg:x2="15cm" svg:y2="18.475cm" draw:start-shape="id22" draw:start-glue-point="2" draw:end-shape="id23" draw:end-glue-point="3" svg:d="M12250 16000v2475h2750" svg:viewBox="0 0 2751 2476">
          <text:p/>
        </draw:connector>
        <draw:frame draw:style-name="gr22" draw:text-style-name="P16" draw:layer="measurelines" svg:width="2.6cm" svg:height="0.925cm" svg:x="12.1cm" svg:y="18.575cm">
          <draw:text-box>
            <text:p text:style-name="P1"><text:span text:style-name="T5">Dongle WiFi</text:span></text:p>
          </draw:text-box>
        </draw:frame>
        <draw:custom-shape draw:style-name="gr7" draw:text-style-name="P7" xml:id="id24" draw:id="id24" draw:layer="measurelines" svg:width="1cm" svg:height="1cm" svg:x="15.9cm" svg:y="16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" draw:layer="measurelines" svg:x1="16.4cm" svg:y1="16.975cm" svg:x2="15.5cm" svg:y2="10.5cm" draw:start-shape="id24" draw:start-glue-point="0" draw:end-shape="id8" draw:end-glue-point="1" svg:d="M16400 16975v-6475h-900" svg:viewBox="0 0 901 6476">
          <text:p/>
        </draw:connector>
        <draw:connector draw:style-name="gr23" draw:text-style-name="P1" draw:layer="measurelines" svg:x1="16.4cm" svg:y1="16.975cm" svg:x2="17.5cm" svg:y2="7.5cm" draw:start-shape="id24" draw:start-glue-point="0" draw:end-shape="id13" draw:end-glue-point="3" svg:d="M16400 16975v-9475h1100" svg:viewBox="0 0 1101 9476">
          <text:p/>
        </draw:connector>
        <draw:connector draw:style-name="gr23" draw:text-style-name="P1" draw:layer="measurelines" draw:line-skew="-1.988cm" svg:x1="16.4cm" svg:y1="16.975cm" svg:x2="22.7cm" svg:y2="7.5cm" draw:start-shape="id24" draw:start-glue-point="0" draw:end-shape="id15" draw:end-glue-point="1" svg:d="M16400 16975v-6475h6801v-3000h-501" svg:viewBox="0 0 6802 9476">
          <text:p/>
        </draw:connector>
        <draw:frame draw:style-name="gr24" draw:text-style-name="P17" draw:layer="measurelines" svg:width="1.488cm" svg:height="0.725cm" svg:x="16.4cm" svg:y="16.25cm">
          <draw:text-box>
            <text:p><text:span text:style-name="T6">Pulses</text:span></text:p>
          </draw:text-box>
        </draw:frame>
        <draw:custom-shape draw:style-name="gr25" draw:text-style-name="P5" draw:layer="measurelines" svg:width="4cm" svg:height="2cm" svg:x="15cm" svg:y="16.975cm">
          <text:p text:style-name="P1"><text:span text:style-name="T1">RaspberryPi</text:span>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11.5cm" svg:y1="1cm" svg:x2="11.5cm" svg:y2="20.1cm">
          <text:p/>
        </draw:line>
        <draw:frame draw:style-name="gr27" draw:text-style-name="P18" draw:layer="measurelines" svg:width="4.8cm" svg:height="1.8cm" svg:x="1.9cm" svg:y="1.2cm">
          <draw:text-box>
            <text:p><text:span text:style-name="T7">Huawei</text:span></text:p>
          </draw:text-box>
        </draw:frame>
        <draw:frame draw:style-name="gr28" draw:text-style-name="P18" draw:layer="measurelines" svg:width="5.9cm" svg:height="1.678cm" svg:x="22.3cm" svg:y="1.2cm">
          <draw:text-box>
            <text:p><text:span text:style-name="T7">Ext. World</text:span></text:p>
          </draw:text-box>
        </draw:frame>
        <draw:custom-shape draw:style-name="gr8" draw:text-style-name="P7" xml:id="id25" draw:id="id25" draw:layer="measurelines" svg:width="1cm" svg:height="1cm" svg:x="14.5cm" svg:y="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6" draw:id="id6" draw:layer="measurelines" svg:width="2.6cm" svg:height="1cm" svg:x="13.7cm" svg:y="6cm">
          <text:p text:style-name="P1"><text:span text:style-name="T1">Invert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15cm" svg:y1="7cm" svg:x2="15cm" svg:y2="8cm" draw:start-shape="id6" draw:start-glue-point="2" draw:end-shape="id25" draw:end-glue-point="0" svg:d="M15000 7000v1000" svg:viewBox="0 0 1 1001">
          <text:p/>
        </draw:connector>
        <draw:custom-shape draw:style-name="gr30" draw:text-style-name="P19" draw:layer="measurelines" svg:width="0.2cm" svg:height="0.2cm" svg:x="16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measurelines" svg:width="0.2cm" svg:height="0.2cm" svg:x="12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5cm" svg:height="3cm" svg:x="9cm" svg:y="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2.5cm" svg:height="3cm" svg:x="11.5cm" svg:y="12cm">
          <text:p/>
          <draw:enhanced-geometry svg:viewBox="0 0 21600 21600" draw:type="rectangle" draw:enhanced-path="M 0 0 L 21600 0 21600 21600 0 21600 0 0 Z N"/>
        </draw:custom-shape>
        <draw:frame draw:style-name="gr34" draw:text-style-name="P23" draw:layer="measurelines" svg:width="1.162cm" svg:height="0.963cm" svg:x="9cm" svg:y="14.037cm">
          <draw:text-box>
            <text:p><text:span text:style-name="T8">DC</text:span></text:p>
          </draw:text-box>
        </draw:frame>
        <draw:frame draw:style-name="gr35" draw:text-style-name="P23" xml:id="id20" draw:id="id20" draw:layer="measurelines" svg:width="1.103cm" svg:height="0.963cm" svg:x="12.9cm" svg:y="14.037cm">
          <draw:text-box>
            <text:p><text:span text:style-name="T8">AC</text:span></text:p>
          </draw:text-box>
        </draw:frame>
        <draw:frame draw:style-name="gr36" draw:text-style-name="P25" draw:layer="measurelines" svg:width="5cm" svg:height="0.725cm" svg:x="9cm" svg:y="13.4cm">
          <draw:text-box>
            <text:p text:style-name="P24"><text:span text:style-name="T9">Active <text:s/>power</text:span></text:p>
          </draw:text-box>
        </draw:frame>
        <draw:line draw:style-name="gr37" draw:text-style-name="P26" draw:layer="measurelines" svg:x1="11cm" svg:y1="14.3cm" svg:x2="12.1cm" svg:y2="14.3cm">
          <text:p/>
        </draw:line>
        <draw:custom-shape draw:style-name="gr38" draw:text-style-name="P6" xml:id="id1" draw:id="id1" draw:layer="layout" svg:width="5cm" svg:height="3cm" svg:x="9cm" svg:y="12cm">
          <text:p text:style-name="P1"><text:span text:style-name="T1"/></text:p>
          <text:p text:style-name="P1"><text:span text:style-name="T1">Invert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2.187cm" svg:height="0.963cm" svg:x="9.913cm" svg:y="15.237cm">
          <draw:text-box>
            <text:p><text:span text:style-name="T1">Dongle</text:span></text:p>
          </draw:text-box>
        </draw:frame>
        <draw:custom-shape draw:style-name="gr40" draw:text-style-name="P28" xml:id="id22" draw:id="id22" draw:layer="measurelines" svg:width="0.5cm" svg:height="1cm" svg:x="12cm" svg:y="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24T16:57:18.711846462</meta:creation-date>
    <dc:date>2022-09-03T18:55:42.434487457</dc:date>
    <meta:editing-duration>PT1H23M53S</meta:editing-duration>
    <meta:editing-cycles>26</meta:editing-cycles>
    <meta:generator>LibreOffice/6.0.7.3$Linux_X86_64 LibreOffice_project/00m0$Build-3</meta:generator>
    <meta:document-statistic meta:object-count="73"/>
  </office:meta>
</office:document-meta>
</file>